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Standard">
      <style:paragraph-properties fo:break-before="pag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3"/>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Heading_20_1" style:master-page-name="First_20_Page">
      <style:paragraph-properties style:page-number="auto"/>
    </style:style>
    <style:style style:name="P30"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P31"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P3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P33"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P34" style:family="paragraph">
      <style:paragraph-properties style:writing-mode="lr-tb"/>
    </style:style>
    <style:style style:name="P3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1081293584">
          <text:insertion>
            <office:change-info>
              <dc:creator>Bob Jacobsen</dc:creator>
              <dc:date>2010-10-08T18:32:00</dc:date>
            </office:change-info>
          </text:insertion>
        </text:changed-region>
        <text:changed-region text:id="ct1081291024">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712786067"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changed-region text:id="ct1081293680">
          <text:insertion>
            <office:change-info>
              <dc:creator>Bob Jacobsen</dc:creator>
              <dc:date>2010-10-08T18: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change-start text:change-id="ct1081293584"/>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style-name="Standard"/>
      <text:p text:style-name="Standard">Below this is just a collection of pieces from other docs right now.</text:p>
      <text:p text:style-name="Standard">The priority bit in the CAN frame is separate from the static priority field in the MTI format specification.</text:p>
      <text:p text:style-name="Standard"/>
      <text:p text:style-name="Standard">The specific MTI values are being allocated in a separate worksheet (PDF version). In general, the MTI selection is done on the top 8 bits of the variable field. This is mapped to the low MTI byte in a standard format message.</text:p>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list xml:id="list1104340367" text:style-name="L2">
        <text:list-item>
          <text:p text:style-name="P13">Designers may wish to use CAN hardware filtering, but it can't be assumed to be present. We assign a single bit to indicate “simple node protocol” messages to make simple filtering possible.</text:p>
        </text:list-item>
      </text:list>
      <text:p text:style-name="Standard">Left over from Frame doc</text:p>
      <text:p text:style-name="Standard"><text:soft-page-break/>OpenLCB common messages are converted, to the extent possible, to single CAN frames via a one-to-one mapping. </text:p>
      <text:p text:style-name="Standard">The translations include: </text:p>
      <text:list xml:id="list2067566059" text:style-name="L3">
        <text:list-item>
          <text:p text:style-name="P14">MTIs may have to be shortened, depending on bit allocations. </text:p>
        </text:list-item>
      </text:list>
      <text:p text:style-name="Standard">Design decisions:</text:p>
      <text:list xml:id="list1122556770" text:style-name="L4">
        <text:list-item>
          <text:p text:style-name="P15">A specific mapping from the common 16-bit MTI format to a shorter CAN format is documented in a separate worksheet (PDF version). The common form is 16 bits to have lots of space to grow at the high end, but it can be mapped into a 8 bit field for efficient CAN transfer. </text:p>
        </text:list-item>
      </text:list>
      <text:p text:style-name="Standard"/>
      <text:p text:style-name="Standard"/>
      <text:h text:style-name="Heading_20_2" text:outline-level="2"><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David Harris"&gt;</text:p></office:annotation><office:annotation><dc:date>2010-10-08T18:27:09</dc:date><text:p>$Id: CanMessageNetworkExpl.html 973 2010-10-05 04:35:24Z jacobsen $</text:p></office:annotation>OpenLCB Common Message Format</text:h>
      <text:p text:style-name="Standard">A common message consists of several parts: </text:p>
      <text:list xml:id="list1140489759" text:style-name="L5">
        <text:list-item>
          <text:p text:style-name="P16">Node ID Number of the Source node (SID) </text:p>
        </text:list-item>
        <text:list-item>
          <text:p text:style-name="P16">Message Type Indicator (MTI) </text:p>
        </text:list-item>
        <text:list-item>
          <text:p text:style-name="P16">In some cases, the Destination Node ID (DID) </text:p>
        </text:list-item>
        <text:list-item>
          <text:p text:style-name="P16">In some cases, a P/C Event ID (EID) </text:p>
        </text:list-item>
        <text:list-item>
          <text:p text:style-name="P16">Message content, as defined by the particular message type </text:p>
        </text:list-item>
      </text:list>
      <text:p text:style-name="Standard">Each OpenLCB wire protocol may define local representations for each of these components at the transport level and below. This may involve replacement (e.g. using a shorter "Alias" token for the node ID number), reordering, and/or specific representations that differ from the common ones, but in all cases it must be possible to translate from the wire protocol message to a complete common message using only locally available information. </text:p>
      <text:p text:style-name="Standard">By convention, multi-byte quantities in OpenLCB are represented in big-endian order. The most significant byte is sent first, and stored at the lowest address. This is the same as Ethernet and the common internet protocols, but not the same as the Intel x86 architecture. </text:p>
      <text:p text:style-name="Standard">Reserved quantities must be created with a zero value unless otherwise specified. When processing a message, any reserved quantities must be ignored unless otherwise specified. When transporting a message, reserved quantities must be transported unchanged. The zero value sometimes indicates a non-initialized value. </text:p>
      <text:p text:style-name="Standard">Node ID Numbers - NID</text:p>
      <text:p text:style-name="Standard">A node ID number is 48 bits. The NMRA will allocate number ranges to individuals or organizations upon request, and maintain a public list of assignments. A detailed mechanism for kinds of delegation has been separately proposed. </text:p>
      <text:p text:style-name="Standard">Message Type Indicator (MTI)</text:p>
      <text:p text:style-name="Standard"><text:soft-page-break/>The common Message Type Indicator (MTI) is a 16 bit quantity. </text:p>
      <text:p text:style-name="Standard">Each specific MTI has a specific defined content documented elsewhere, but there are a few general points. </text:p>
      <text:list xml:id="list1892525302" text:style-name="L6">
        <text:list-item>
          <text:p text:style-name="P17">Messages are variable length. The specific wire protocol is responsible for carrying length information as needed. </text:p>
        </text:list-item>
        <text:list-item>
          <text:p text:style-name="P17">If the message carries a destination address, that destination node ID (destination address) is the first part of the message content. The form of a Destination Node ID is defined by the particular wire protocol, but must be mappable to the full Node ID of the intended destination. </text:p>
        </text:list-item>
      </text:list>
      <text:p text:style-name="Standard"/>
      <text:p text:style-name="Standard">The common Message Type Indicator (MTI) is a 16 bit quantity. Note that specific wire protocols may remap this.</text:p>
      <text:list xml:id="list1265150261" text:style-name="L7">
        <text:list-item>
          <text:p text:style-name="P18">The most-significant 5 bits are reserved as 00110; nodes must send and check that value.</text:p>
        </text:list-item>
        <text:list-item>
          <text:p text:style-name="P18">The next 7 bits are used to indicate the message type. </text:p>
        </text:list-item>
        <text:list-item>
          <text:p text:style-name="P18">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item>
          <text:p text:style-name="P18">The next bit is reserved as 0; nodes must send and check that value.</text:p>
        </text:list-item>
        <text:list-item>
          <text:p text:style-name="P18">The lower four bits indicate a specific type. </text:p>
        </text:list-item>
        <text:list-item>
          <text:p text:style-name="P18">The following bit is reserved as 0; nodes much send and check that value.</text:p>
        </text:list-item>
        <text:list-item>
          <text:p text:style-name="P18">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18">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18">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text:soft-page-break/>Specific values are allocated and documented in a separate worksheet (PDF version). We keep them in just that one place to avoid conflicting updates.</text:p>
      <text:p text:style-name="Standard"/>
      <text:p text:style-name="Standard"/>
      <text:p text:style-name="Standard"><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David Harris"&gt;</text:p></office:annotation><office:annotation><dc:date>2010-10-08T18:27:09</dc:date><text:p>$Id: CanMessageNetworkExpl.html 973 2010-10-05 04:35:24Z jacobsen $</text:p></office:annotation>OpenLCB Common Message Types</text:p>
      <text:p text:style-name="Standard">(Removed the datagram, stream, event message sections)</text:p>
      <text:p text:style-name="Standard"/>
      <text:p text:style-name="Standard">The content listed here is in addition to the originating NID, MTI and Destination Node ID, if any. The full format is specified in a separate note.</text:p>
      <text:p text:style-name="Standard">Some messages may be either addressed to a specific node, or globally addressed to all nodes. These are indicated by separate MTI values (see below).</text:p>
      <text:p text:style-name="Standard">Base Messages</text:p>
      <text:p text:style-name="Standard"><text:bookmark text:name="ic"/>Initialization Complete</text:p>
      <text:p text:style-name="Standard">Indicates that the node is complete, and once the message is delivered, reachable on the network.</text:p>
      <text:p text:style-name="Standard">Content:</text:p>
      <text:list xml:id="list1117542944" text:style-name="L8">
        <text:list-item>
          <text:p text:style-name="P19">NID of the sending node</text:p>
        </text:list-item>
      </text:list>
      <text:p text:style-name="Standard"/>
      <text:p text:style-name="Standard">Only Global (unaddressed) form available.</text:p>
      <text:p text:style-name="Standard"><text:bookmark text:name="vynid"/>Verify Node ID</text:p>
      <text:p text:style-name="Standard">Content: None </text:p>
      <text:p text:style-name="Standard"/>
      <text:p text:style-name="Standard">Global (unaddressed) or with specified destination address.</text:p>
      <text:p text:style-name="Standard"><text:bookmark text:name="vrnid"/>Verified Node ID</text:p>
      <text:p text:style-name="Standard">Content:</text:p>
      <text:list xml:id="list624978410" text:style-name="L9">
        <text:list-item>
          <text:p text:style-name="P20">NID of the sending node – this is sent in full 48 bit format in all wire protocols, even if an alternate form or alias is available elsewhere in the message</text:p>
        </text:list-item>
      </text:list>
      <text:p text:style-name="Standard"/>
      <text:p text:style-name="Standard">Only Global (unaddressed) form available.</text:p>
      <text:p text:style-name="Standard"><text:bookmark text:name="psi"/>Protocol Support Inquiry</text:p>
      <text:p text:style-name="Standard">Content: None</text:p>
      <text:p text:style-name="Standard"><text:soft-page-break/></text:p>
      <text:p text:style-name="Standard">Destination address required.</text:p>
      <text:p text:style-name="Standard"><text:bookmark text:name="psr"/>Protocol Support Reply</text:p>
      <text:p text:style-name="Standard">Content: Bytes containing bits identifying the available OpenLCB protocols; see definitions in separate (spreadsheet) (pdf).</text:p>
      <text:p text:style-name="Standard"/>
      <text:p text:style-name="Standard">Destination address required.</text:p>
      <text:p text:style-name="Standard"><text:bookmark text:name="oir"/>Optional Interaction Rejected</text:p>
      <text:p text:style-name="Standard">Content:</text:p>
      <text:list xml:id="list642314657" text:style-name="L10">
        <text:list-item>
          <text:p text:style-name="P21">Mandatory original MTI </text:p>
        </text:list-item>
        <text:list-item>
          <text:p text:style-name="P21">Optional error code (TBD) </text:p>
        </text:list-item>
        <text:list-item>
          <text:p text:style-name="P21">Optional data content (TBD)</text:p>
        </text:list-item>
      </text:list>
      <text:p text:style-name="Standard">Destination address required.</text:p>
      <text:p text:style-name="Standard"><text:bookmark text:name="tde"/>Terminate Due to Error</text:p>
      <text:p text:style-name="Standard">Content:</text:p>
      <text:list xml:id="list2102325641" text:style-name="L11">
        <text:list-item>
          <text:p text:style-name="P22">Mandatory most recent MTI </text:p>
        </text:list-item>
        <text:list-item>
          <text:p text:style-name="P22">Mandatory error code (TBD) </text:p>
        </text:list-item>
        <text:list-item>
          <text:p text:style-name="P22">Optional data content (TBD)</text:p>
        </text:list-item>
      </text:list>
      <text:p text:style-name="Standard"/>
      <text:p text:style-name="Standard">Destination address required.</text:p>
      <text:p text:style-name="Standard"/>
      <text:p text:style-name="Standard"/>
      <text:p text:style-name="P11"><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David Harris"&gt;</text:p></office:annotation><office:annotation><dc:date>2010-10-08T18:27:09</dc:date><text:p>$Id: CanMessageNetworkExpl.html 973 2010-10-05 04:35:24Z jacobsen $</text:p></office:annotation>Standard Interactions</text:p>
      <text:p text:style-name="Standard">All nodes must be able to take part in all standard interactions.</text:p>
      <text:p text:style-name="Standard">A) Node Initialization</text:p>
      <text:p text:style-name="Standard">Newly functional nodes, once their start-up is complete and they are fully operational, must send an "Initialization Complete" message. </text:p>
      <text:list xml:id="list1211299460" text:style-name="L12">
        <text:list-item>
          <text:p text:style-name="P23">There is no guarantee that any other node is listening for this. No reply is possible. </text:p>
        </text:list-item>
        <text:list-item>
          <text:p text:style-name="P23">Nodes must not emit any other OpenLCB message before the “Initialization Complete” message.</text:p>
        </text:list-item>
      </text:list>
      <text:p text:style-name="Standard">Sending the IC message is required to insure that higher-level tools are notified that they may start to work with the node. </text:p>
      <text:p text:style-name="Standard"/>
      <text:p text:style-name="Standard">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p text:style-name="Standard"><text:bookmark text:name="discovery"/>B) Duplicate Node ID Detection</text:p>
      <text:p text:style-name="Standard">OpenLCB nodes must have unique node IDs. To detect thi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event ID in the Source Node ID field. </text:p>
      <text:p text:style-name="Standard">After sending the “Duplicate Source ID detected” global event, the node should not transmit any further messages until reset because this message will be received at the other duplicate-ID node(s), resulting in additional “Duplicate Source ID detected” global events and causing a possible message loop.</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p text:style-name="Standard">C) Node ID Discovery</text:p>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
      <text:p text:style-name="Standard"><text:soft-page-break/>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D) Protocol Discovery</text:p>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one or more bytes of data. A specific bit position has been reserved for each defined protocol in a separate spreadsheet (.ods, .pdf form). If the bit is zero or not present, the protocol is not supported and requests to use it will result in a error. If present and 1, the protocol is supported.</text:p>
      <text:p text:style-name="Standard">It is not necessary to check whether a protocol is supported by a node before attempting to use the protocol. If it's not, the error handling mechanism (see below) will indicate that.</text:p>
      <text:p text:style-name="Standard">E) Error Handling</text:p>
      <text:p text:style-name="Standard">There are multiple mandatory error-handling scenarios defined.</text:p>
      <text:p text:style-name="Standard">Reject Addressed Optional Interaction</text:p>
      <text:list xml:id="list137745924" text:style-name="L13">
        <text:list-item>
          <text:p text:style-name="P24">Node A receives an addressed message from Node B that carries Node A's NID. </text:p>
        </text:list-item>
      </text:list>
      <text:list xml:id="list81068466" text:style-name="L14">
        <text:list-item>
          <text:p text:style-name="P25">The MTI indicates the start of an optional interaction. </text:p>
        </text:list-item>
      </text:list>
      <text:list xml:id="list985771128" text:style-name="L15">
        <text:list-item>
          <text:p text:style-name="P26">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The use of these fields is to be defined. </text:p>
      <text:p text:style-name="Standard">Reject Unaddressed Optional Interaction</text:p>
      <text:list xml:id="list2139190602" text:style-name="L16">
        <text:list-item>
          <text:p text:style-name="P27">Node A receives an unaddressed message from Node B. </text:p>
        </text:list-item>
        <text:list-item>
          <text:p text:style-name="P27">The MTI indicates the start of an optional interaction. </text:p>
        </text:list-item>
      </text:list>
      <text:p text:style-name="Standard">If Node A does not want to take part in the optional interaction, it silently drops the message without reply. </text:p>
      <text:p text:style-name="Standard">Reject Addressed Standard Interaction Due to Error</text:p>
      <text:list xml:id="list177925004" text:style-name="L17">
        <text:list-item>
          <text:p text:style-name="P28">Node A is taking part in an addressed interaction with Node B. Either node may be able to send the next message.</text:p>
        </text:list-item>
        <text:list-item>
          <text:p text:style-name="P28">Some error condition prevents Node A from continuing the interaction. </text:p>
        </text:list-item>
        <text:list-item>
          <text:p text:style-name="P28"><text:soft-page-break/>To terminate the interaction, Node A sends a Terminate Due to Error message to Node B. It then resets it's state so as to no longer be taking part in the addressed interaction.</text:p>
        </text:list-item>
      </text:list>
      <text:p text:style-name="Standard"><text:change-end text:change-id="ct1081293584"/><text:change text:change-id="ct1081291024"/><text:change-start text:change-id="ct1081293680"/>The message content contains the most recent MTI received in this interaction, a mandatory reason code and an optional data value. The use of these fields is to be defined. <text:change-end text:change-id="ct10812936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itle<text:tab/>1</text:p>
          <text:p text:style-name="P10">Section Title<text:tab/>2</text:p>
          <text:p text:style-name="P10">Section Title<text:tab/>2</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MP6"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MP7" style:family="paragraph" style:parent-style-name="Header">
      <style:text-properties fo:language="zxx" fo:country="none" style:language-asian="zxx" style:country-asian="none"/>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MP13"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1081224672">
            <text:deletion>
              <office:change-info>
                <dc:creator>Bob Jacobsen</dc:creator>
                <dc:date>2010-10-08T17:22:00</dc:date>
              </office:change-info>
              <text:p text:style-name="MP1">NMRA Technical Note (number)</text:p>
            </text:deletion>
          </text:changed-region>
          <text:changed-region text:id="ct1081224816">
            <text:insertion>
              <office:change-info>
                <dc:creator>Bob Jacobsen</dc:creator>
                <dc:date>2010-10-08T17:22: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081224672"/><text:change-start text:change-id="ct1081224816"/>OpenLCB-CAN Message Network Technical Note<text:change-end text:change-id="ct1081224816"/></text:p>
      </style:header>
      <style:footer>
        <text:tracked-changes>
          <text:changed-region text:id="ct1081230848">
            <text:deletion>
              <office:change-info>
                <dc:creator>Bob Jacobsen</dc:creator>
                <dc:date>2010-10-08T17:23:00</dc:date>
              </office:change-info>
              <text:p text:style-name="MP5">Title</text:p>
            </text:deletion>
          </text:changed-region>
          <text:changed-region text:id="ct1081218560">
            <text:insertion>
              <office:change-info>
                <dc:creator>Bob Jacobsen</dc:creator>
                <dc:date>2010-10-08T17:23:00</dc:date>
              </office:change-info>
            </text:insertion>
          </text:changed-region>
          <text:changed-region text:id="ct1081230480">
            <text:deletion>
              <office:change-info>
                <dc:creator>Bob Jacobsen</dc:creator>
                <dc:date>2010-10-08T17:23:00</dc:date>
              </office:change-info>
              <text:p text:style-name="MP6"><text:tab/></text:p>
            </text:deletion>
          </text:changed-region>
        </text:tracked-changes>
        <text:p text:style-name="MP4"><text:change text:change-id="ct1081230848"/><text:change-start text:change-id="ct1081218560"/><text:span text:style-name="MT2">Copyright 2010, by J. Day, D. Harris, B. Jacobsen, and A. Shepherd</text:span><text:change-end text:change-id="ct1081218560"/><text:change text:change-id="ct1081230480"/><text:span text:style-name="MT3"><text:tab/>Page </text:span><text:span text:style-name="Page_20_Number"><text:span text:style-name="MT3"><text:page-number text:select-page="current">8</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0-10-10T17:32:54">10/10/2010</text:date></text:span></text:span></text:p>
      </style:footer>
    </style:master-page>
    <style:master-page style:name="First_20_Page" style:display-name="First Page" style:page-layout-name="Mpm2" style:next-style-name="Standard">
      <style:header>
        <text:tracked-changes>
          <text:changed-region text:id="ct1081244736">
            <text:deletion>
              <office:change-info>
                <dc:creator>Bob Jacobsen</dc:creator>
                <dc:date>2010-10-07T21:46:00</dc:date>
              </office:change-info>
              <text:p text:style-name="MP10">NMRA TECHNICAL NOTES</text:p>
            </text:deletion>
          </text:changed-region>
          <text:changed-region text:id="ct1081244832">
            <text:insertion>
              <office:change-info>
                <dc:creator>Bob Jacobsen</dc:creator>
                <dc:date>2010-10-08T17:19:00</dc:date>
              </office:change-info>
            </text:insertion>
          </text:changed-region>
          <text:changed-region text:id="ct1081241920">
            <text:insertion>
              <office:change-info>
                <dc:creator>Bob Jacobsen</dc:creator>
                <dc:date>2010-10-08T18:28:00</dc:date>
              </office:change-info>
            </text:insertion>
          </text:changed-region>
          <text:changed-region text:id="ct1081242064">
            <text:deletion>
              <office:change-info>
                <dc:creator>Bob Jacobsen</dc:creator>
                <dc:date>2010-10-08T18:28:00</dc:date>
              </office:change-info>
              <text:p text:style-name="MP9">(title)</text:p>
            </text:deletion>
          </text:changed-region>
          <text:changed-region text:id="ct1081242176">
            <text:insertion>
              <office:change-info>
                <dc:creator>Bob Jacobsen</dc:creator>
                <dc:date>2010-10-08T18:28:00</dc:date>
              </office:change-info>
            </text:insertion>
          </text:changed-region>
          <text:changed-region text:id="ct1081242496">
            <text:deletion>
              <office:change-info>
                <dc:creator>Bob Jacobsen</dc:creator>
                <dc:date>2010-10-08T17:19:00</dc:date>
              </office:change-info>
              <text:p text:style-name="MP9">(date)</text:p>
            </text:deletion>
          </text:changed-region>
          <text:changed-region text:id="ct1081247840">
            <text:insertion>
              <office:change-info>
                <dc:creator>Bob Jacobsen</dc:creator>
                <dc:date>2010-10-08T17:19:00</dc:date>
              </office:change-info>
            </text:insertion>
          </text:changed-region>
          <text:changed-region text:id="ct1081247968">
            <text:deletion>
              <office:change-info>
                <dc:creator>Bob Jacobsen</dc:creator>
                <dc:date>2010-10-07T21:47:00</dc:date>
              </office:change-info>
              <text:p text:style-name="MP9">(number)</text:p>
            </text:deletion>
          </text:changed-region>
          <text:changed-region text:id="ct1081248080">
            <text:insertion>
              <office:change-info>
                <dc:creator>Bob Jacobsen</dc:creator>
                <dc:date>2010-10-10T12:14:00</dc:date>
              </office:change-info>
            </text:insertion>
          </text:changed-region>
        </text:tracked-changes>
        <text:p text:style-name="MP7"><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8"/>
            </table:table-cell>
            <table:table-cell table:style-name="Table1.C1" table:number-columns-spanned="2" office:value-type="string">
              <text:p text:style-name="MP9"><text:change text:change-id="ct1081244736"/><text:change-start text:change-id="ct1081244832"/>OpenLCB <text:change-end text:change-id="ct1081244832"/><text:change-start text:change-id="ct1081241920"/>Technical Note<text:change-end text:change-id="ct1081241920"/></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9"><text:change text:change-id="ct1081242064"/><text:change-start text:change-id="ct1081242176"/>OpenLCB-CAN Message Network<text:change-end text:change-id="ct1081242176"/></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change text:change-id="ct1081242496"/><text:change-start text:change-id="ct1081247840"/><text:date style:data-style-name="N37" text:date-value="2010-10-08T17:19:56" text:fixed="true">10/08/10</text:date><text:change-end text:change-id="ct1081247840"/></text:p>
            </table:table-cell>
            <table:table-cell table:style-name="Table1.C1" office:value-type="string">
              <text:p text:style-name="MP9"><text:change text:change-id="ct1081247968"/><text:change-start text:change-id="ct1081248080"/>Preliminary<text:change-end text:change-id="ct1081248080"/></text:p>
            </table:table-cell>
          </table:table-row>
        </table:table>
        <text:p text:style-name="Header"/>
      </style:header>
      <style:footer>
        <text:tracked-changes>
          <text:changed-region text:id="ct1081240256">
            <text:deletion>
              <office:change-info>
                <dc:creator>Bob Jacobsen</dc:creator>
                <dc:date>2010-10-07T21:47:00</dc:date>
              </office:change-info>
              <text:p text:style-name="MP12">90</text:p>
            </text:deletion>
          </text:changed-region>
          <text:changed-region text:id="ct1081256960">
            <text:insertion>
              <office:change-info>
                <dc:creator>Bob Jacobsen</dc:creator>
                <dc:date>2010-10-07T21:47:00</dc:date>
              </office:change-info>
            </text:insertion>
          </text:changed-region>
          <text:changed-region text:id="ct1081250480">
            <text:deletion>
              <office:change-info>
                <dc:creator>Bob Jacobsen</dc:creator>
                <dc:date>2010-10-08T17:21:00</dc:date>
              </office:change-info>
              <text:p text:style-name="MP12">A. Robinson, </text:p>
            </text:deletion>
          </text:changed-region>
        </text:tracked-changes>
        <text:p text:style-name="MP11"><text:span text:style-name="MT4">Copyright 20</text:span><text:change text:change-id="ct1081240256"/><text:change-start text:change-id="ct1081256960"/><text:span text:style-name="MT4">10</text:span><text:change-end text:change-id="ct1081256960"/><text:span text:style-name="MT4">, by J. Day, D. Harris, B. Jacobsen, </text:span><text:change text:change-id="ct1081250480"/><text:span text:style-name="MT4">and A. Shepherd<text:tab/></text:span><text:span text:style-name="MT5">Page </text:span><text:span text:style-name="Page_20_Number"><text:span text:style-name="MT5"><text:page-number text:select-page="current">8</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span text:style-name="Page_20_Number"><text:span text:style-name="MT5"><text:date style:data-style-name="N116" text:date-value="2010-10-10T17:32:54">10/10/2010</text:date></text:span></text:span></text:p>
        <text:p text:style-name="MP1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53</meta:editing-cycles>
    <meta:editing-duration>PT11H50M10S</meta:editing-duration>
    <meta:generator>OpenOffice.org/3.2$Unix OpenOffice.org_project/320m18$Build-9502</meta:generator>
    <dc:date>2010-10-10T17:32:54</dc:date>
    <dc:creator>Bob Jacobsen</dc:creator>
    <meta:keyword>OpenLCB-CAN Message Network</meta:keyword>
    <meta:document-statistic meta:table-count="1" meta:image-count="1" meta:object-count="0" meta:page-count="8" meta:paragraph-count="145" meta:word-count="2331" meta:character-count="13962"/>
    <meta:user-defined meta:name="Info 1"/>
    <meta:user-defined meta:name="Info 2"/>
    <meta:user-defined meta:name="Info 3"/>
    <meta:user-defined meta:name="Info 4"/>
  </office:meta>
</office:document-meta>
</file>